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99cc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7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6"/>
          <table:table-cell table:style-name="ce8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/>
          <table:table-cell table:style-name="ce15"/>
          <table:table-cell/>
          <table:table-cell table:style-name="ce6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 office:value-type="string" calcext:value-type="string">
            <text:p>bc conditions type 1</text:p>
          </table:table-cell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/>
          <table:table-cell office:value-type="string" calcext:value-type="string">
            <text:p>proper time shift (see solution data)</text:p>
          </table:table-cell>
          <table:table-cell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/>
          <table:table-cell office:value-type="string" calcext:value-type="string">
            <text:p>devide init phase from simulation phase</text:p>
          </table:table-cell>
          <table:table-cell table:number-columns-repeated="5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 office:value-type="string" calcext:value-type="string">
            <text:p>remesh based on last cycl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ser-choice of what is saved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/>
          <table:table-cell office:value-type="string" calcext:value-type="string">
            <text:p>remesh based on actual CFL number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/>
          <table:table-cell table:number-columns-repeated="7"/>
          <table:table-cell table:style-name="ce13" office:value-type="string" calcext:value-type="string">
            <text:p>Advection/Diffusion f. particle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7"/>
          <table:table-cell office:value-type="string" calcext:value-type="string">
            <text:p>added equation to e.g. vessel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argeting drug delivery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2:57:52.3270403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5-01-27T13:00:06.942407331</dc:date>
    <meta:editing-duration>PT20H35M46S</meta:editing-duration>
    <meta:editing-cycles>16</meta:editing-cycles>
    <meta:generator>LibreOffice/4.2.8.2$Linux_X86_64 LibreOffice_project/420$Build-2</meta:generator>
    <meta:document-statistic meta:table-count="1" meta:cell-count="106" meta:object-count="0"/>
  </office:meta>
</office:document-meta>
</file>